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P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T18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5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6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6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6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7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8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9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</office:automatic-styles>
  <office:body>
    <office:text text:use-soft-page-breaks="true">
      <text:p text:style-name="P1">Protokoll zu Versuch 256 : Tobias Abele, Thimo Preis am 22.5.2017</text:p>
      <text:p text:style-name="P2">%matplotlib inline</text:p>
      <text:p text:style-name="P3">import matplotlib.pyplot as plt</text:p>
      <text:p text:style-name="P4">import numpy as np</text:p>
      <text:p text:style-name="P5">Teil 1: Auswertung der K$_\alpha $ Linien für die verschiedenen Proben</text:p>
      <text:p text:style-name="P6">#dat <text:s text:c="849"/>a</text:p>
      <text:p text:style-name="P7">Z = np.array([26, 42, 22, 40, 30, 47, 29, 28]) #Die Kernladungszahlen der Elemente</text:p>
      <text:p text:style-name="P8">Ea = np.array([6410, 17480, 4520, 15860, 8740, 21990, 8130, 7550]) #Das sind die Mu Werte in eV angegeben</text:p>
      <text:p text:style-name="P9">error_Ea = np.array([180, 180, 170, 190, 180, 220, 180, 180]) #Das sind die sigma Werte in eV angegeben</text:p>
      <text:p text:style-name="P10">sq_Ea = np.sqrt(Ea)</text:p>
      <text:p text:style-name="P11">error_sq_Ea = sq_Ea/2*error_Ea/Ea</text:p>
      <text:p text:style-name="P12">names = np.array(['Fe', 'Mo', 'Ti', 'Zr', 'Zn', 'Ag', 'Cu', 'Ni'])</text:p>
      <text:p text:style-name="P13"/>
      <text:p text:style-name="P14">#Fit</text:p>
      <text:p text:style-name="P15">def fit_func(z, s, Er):</text:p>
      <text:p text:style-name="P16"><text:span text:style-name="T17"><text:s text:c="4"/></text:span><text:span text:style-name="T18">return np.sqrt(Er)*(z-s)*np.sqrt(3/4) #Formel (4) im Skript: Energie der K alpha Strahlung</text:span></text:p>
      <text:p text:style-name="P19">from scipy.optimize import curve_fit</text:p>
      <text:p text:style-name="P20">popt, pcov=curve_fit(fit_func,Z,sq_Ea,p0=[1,13.6],sigma=error_sq_Ea)</text:p>
      <text:p text:style-name="P21"/>
      <text:p text:style-name="P22">#Plot von sqrt(E_a) über die Kernladungszahl</text:p>
      <text:p text:style-name="P23">plt.title('Abb. 2:Analyse der K$_\\alpha$-Energie')</text:p>
      <text:p text:style-name="P24">plt.xlabel('Kernladungszahl Z')</text:p>
      <text:p text:style-name="P25">plt.ylabel('Wurzel aus der Energie der K$_\\alpha$-Linie in $\\sqrt{\mathrm{eV}}$')</text:p>
      <text:p text:style-name="P26">#plt.ylim((0,430))</text:p>
      <text:p text:style-name="P27">plt.errorbar(Z, sq_Ea, yerr=error_sq_Ea, linestyle='None', fmt='.')</text:p>
      <text:p text:style-name="P28">plt.plot(Z,fit_func(Z,*popt))</text:p>
      <text:p text:style-name="P29">plt.savefig('figures/Kerladungszahlabhängigkeit_alpha.pdf',format='pdf')</text:p>
      <text:p text:style-name="P30"/>
      <text:p text:style-name="P31">#Print</text:p>
      <text:p text:style-name="P32">chi2_= np.sum((fit_func(Z,*popt)-sq_Ea)**2/error_sq_Ea**2)</text:p>
      <text:p text:style-name="P33">dof = 6 #degrees of freedom</text:p>
      <text:p text:style-name="P34">chi2_red=chi2_/dof</text:p>
      <text:p text:style-name="P35">print("chi2=",chi2_)</text:p>
      <text:p text:style-name="P36">print("chi2_red=",chi2_red)</text:p>
      <text:p text:style-name="P37">print("sigma=",popt[0],",Standardfehler=",np.sqrt(pcov[0][0]))</text:p>
      <text:p text:style-name="P38">print("Er=",popt[1],",Standardfehler=",np.sqrt(pcov[1][1]))</text:p>
      <text:p text:style-name="P39"/>
      <text:p text:style-name="P40">print(' ')</text:p>
      <text:p text:style-name="P41">print('Tabelle:')</text:p>
      <text:p text:style-name="P42">print(' ')</text:p>
      <text:p text:style-name="P43">print('{0:4} {1:3} {2:4} {3:3} {4:7} {5:3} {6:7} {7:3} {8:12} {9:3} {10:10}'.format( \</text:p>
      <text:p text:style-name="P44"><text:s text:c="6"/>'Elt.', ' | ', ' <text:s/>Z', ' | ', ' <text:s text:c="2"/>Ea', ' | ', ' <text:s text:c="2"/>dEa', ' | ', ' <text:s text:c="2"/>sqrt(Ea)', ' | ', 'd sqrt(Ea)'))</text:p>
      <text:p text:style-name="P45">print('---------------------------------------------------------------------')</text:p>
      <text:soft-page-break/>
      <text:p text:style-name="P46">for x in range(0, 8):</text:p>
      <text:p text:style-name="P47"><text:s text:c="4"/>print('{0:4} {1:3} {2:4d} {3:3} {4:7d} {5:3} {6:7d} {7:3} {8:12f} {9:3} {10:10f}'.format( \</text:p>
      <text:p text:style-name="P48"><text:s text:c="10"/>names[x], ' | ', Z[x], ' | ', Ea[x], ' | ', error_Ea[x], ' | ', sq_Ea[x], ' | ', error_sq_Ea[x]))</text:p>
      <text:p text:style-name="P49">chi2= 0.227480145799</text:p>
      <text:p text:style-name="P50">chi2_red= 0.0379133576331</text:p>
      <text:p text:style-name="P51">sigma= 1.21130356302 ,Standardfehler= 0.0831448189476</text:p>
      <text:p text:style-name="P52">Er= 14.012206151 ,Standardfehler= 0.0648073921052</text:p>
      <text:p text:style-name="P53"><text:s/></text:p>
      <text:p text:style-name="P54">Tabelle:</text:p>
      <text:p text:style-name="P55"><text:s/></text:p>
      <text:p text:style-name="P56">Elt. <text:s/>| <text:s text:c="3"/>Z <text:s text:c="2"/>| <text:s text:c="4"/>Ea <text:s text:c="3"/>| <text:s text:c="4"/>dEa <text:s text:c="2"/>| <text:s text:c="4"/>sqrt(Ea) <text:s text:c="2"/>| <text:s/>d sqrt(Ea)</text:p>
      <text:p text:style-name="P57">---------------------------------------------------------------------</text:p>
      <text:p text:style-name="P58">Fe <text:s text:c="3"/>| <text:s text:c="3"/>26 <text:s/>| <text:s text:c="4"/>6410 <text:s/>| <text:s text:c="5"/>180 <text:s/>| <text:s text:c="4"/>80.062476 <text:s/>| <text:s text:c="3"/>1.124122</text:p>
      <text:p text:style-name="P59">Mo <text:s text:c="3"/>| <text:s text:c="3"/>42 <text:s/>| <text:s text:c="3"/>17480 <text:s/>| <text:s text:c="5"/>180 <text:s/>| <text:s text:c="3"/>132.211951 <text:s/>| <text:s text:c="3"/>0.680725</text:p>
      <text:p text:style-name="P60">Ti <text:s text:c="3"/>| <text:s text:c="3"/>22 <text:s/>| <text:s text:c="4"/>4520 <text:s/>| <text:s text:c="5"/>170 <text:s/>| <text:s text:c="4"/>67.230945 <text:s/>| <text:s text:c="3"/>1.264299</text:p>
      <text:p text:style-name="P61">Zr <text:s text:c="3"/>| <text:s text:c="3"/>40 <text:s/>| <text:s text:c="3"/>15860 <text:s/>| <text:s text:c="5"/>190 <text:s/>| <text:s text:c="3"/>125.936492 <text:s/>| <text:s text:c="3"/>0.754348</text:p>
      <text:p text:style-name="P62">Zn <text:s text:c="3"/>| <text:s text:c="3"/>30 <text:s/>| <text:s text:c="4"/>8740 <text:s/>| <text:s text:c="5"/>180 <text:s/>| <text:s text:c="4"/>93.487967 <text:s/>| <text:s text:c="3"/>0.962691</text:p>
      <text:p text:style-name="P63">Ag <text:s text:c="3"/>| <text:s text:c="3"/>47 <text:s/>| <text:s text:c="3"/>21990 <text:s/>| <text:s text:c="5"/>220 <text:s/>| <text:s text:c="3"/>148.290256 <text:s/>| <text:s text:c="3"/>0.741788</text:p>
      <text:p text:style-name="P64">Cu <text:s text:c="3"/>| <text:s text:c="3"/>29 <text:s/>| <text:s text:c="4"/>8130 <text:s/>| <text:s text:c="5"/>180 <text:s/>| <text:s text:c="4"/>90.166513 <text:s/>| <text:s text:c="3"/>0.998153</text:p>
      <text:p text:style-name="P65">Ni <text:s text:c="3"/>| <text:s text:c="3"/>28 <text:s/>| <text:s text:c="4"/>7550 <text:s/>| <text:s text:c="5"/>180 <text:s/>| <text:s text:c="4"/>86.890736 <text:s/>| <text:s text:c="3"/>1.035784</text:p>
      <text:p text:style-name="P66"/>
      <text:p text:style-name="P67">Teil 2: Auswertung der K$_\beta $ Linien für die verschiedenen Proben</text:p>
      <text:p text:style-name="P68">#data</text:p>
      <text:p text:style-name="P69">Z = np.array([26, 42, 22, 40, 30, 47, 29, 28])</text:p>
      <text:p text:style-name="P70">Eb = np.array([7070, 19570, 5040, 17730, 9690, 24650, 9010, 8350])#die Mu Werte der K beta Linie in eV</text:p>
      <text:p text:style-name="P71">error_Eb = np.array([190, 190, 100, 190, 210, 250, 220, 210]) # die sigma Werte der K alpha Linie in eV</text:p>
      <text:p text:style-name="P72">sq_Eb = np.sqrt(Eb)</text:p>
      <text:p text:style-name="P73">error_sq_Eb = sq_Eb/2*error_Eb/Eb</text:p>
      <text:p text:style-name="P74"/>
      <text:p text:style-name="P75">#Fit</text:p>
      <text:p text:style-name="P76">def fit_func(z, s, Er):</text:p>
      <text:p text:style-name="P77"><text:s text:c="4"/>return np.sqrt(Er)*(z-s)*np.sqrt(8/9) #Energie der K beta Strahlung</text:p>
      <text:p text:style-name="P78">from scipy.optimize import curve_fit</text:p>
      <text:p text:style-name="P79">popt, pcov=curve_fit(fit_func,Z,sq_Eb,p0=[1,13.6],sigma=error_sq_Eb)</text:p>
      <text:p text:style-name="P80"/>
      <text:p text:style-name="P81">#Plot</text:p>
      <text:p text:style-name="P82">plt.title('Abb. 3:Analyse der K$_\\beta$-Energie')</text:p>
      <text:p text:style-name="P83">plt.xlabel('Kernladungszahl Z')</text:p>
      <text:p text:style-name="P84">plt.ylabel('Wurzel aus der Energie der K$_\\beta$-Linie in $\\sqrt{\mathrm{eV}}$')</text:p>
      <text:p text:style-name="P85">#plt.ylim((0,430))</text:p>
      <text:p text:style-name="P86">plt.errorbar(Z, sq_Eb, yerr=error_sq_Eb, linestyle='None', fmt='.')</text:p>
      <text:p text:style-name="P87">plt.plot(Z,fit_func(Z,*popt))</text:p>
      <text:p text:style-name="P88">plt.savefig('figures/Kerladungszahlabhängigkeit_beta.pdf',format='pdf')</text:p>
      <text:p text:style-name="P89"/>
      <text:p text:style-name="P90">#Print</text:p>
      <text:p text:style-name="P91">chi2_= np.sum((fit_func(Z,*popt)-sq_Eb)**2/error_sq_Eb**2)</text:p>
      <text:p text:style-name="P92">dof = 6 #degrees of freedom</text:p>
      <text:p text:style-name="P93">chi2_red=chi2_/dof</text:p>
      <text:p text:style-name="P94">print("chi2=",chi2_)</text:p>
      <text:p text:style-name="P95">print("chi2_red=",chi2_red)</text:p>
      <text:p text:style-name="P96">print("sigma=",popt[0],",Standardfehler=",np.sqrt(pcov[0][0]))</text:p>
      <text:p text:style-name="P97">print("Er=",popt[1],",Standardfehler=",np.sqrt(pcov[1][1]))</text:p>
      <text:p text:style-name="P98"/>
      <text:p text:style-name="P99">print(' ')</text:p>
      <text:p text:style-name="P100">print('Tabelle:')</text:p>
      <text:p text:style-name="P101">print(' ')</text:p>
      <text:p text:style-name="P102">print('{0:4} {1:3} {2:4} {3:3} {4:7} {5:3} {6:7} {7:3} {8:12} {9:3} {10:10}'.format( \</text:p>
      <text:p text:style-name="P103"><text:s text:c="6"/>'Elt.', ' | ', ' <text:s/>Z', ' | ', ' <text:s text:c="2"/>Eb', ' | ', ' <text:s text:c="2"/>dEb', ' | ', ' <text:s text:c="2"/>sqrt(Eb)', ' | ', 'd sqrt(Eb)'))</text:p>
      <text:p text:style-name="P104">print('---------------------------------------------------------------------')</text:p>
      <text:p text:style-name="P105">for x in range(0, 8):</text:p>
      <text:p text:style-name="P106"><text:s text:c="4"/>print('{0:4} {1:3} {2:4d} {3:3} {4:7d} {5:3} {6:7d} {7:3} {8:12f} {9:3} {10:10f}'.format( \</text:p>
      <text:p text:style-name="P107"><text:s text:c="10"/>names[x], ' | ', Z[x], ' | ', Eb[x], ' | ', error_Eb[x], ' | ', sq_Eb[x], ' | ', error_sq_Eb[x]))</text:p>
      <text:p text:style-name="P108">chi2= 0.413908643859</text:p>
      <text:p text:style-name="P109">chi2_red= 0.0689847739765</text:p>
      <text:p text:style-name="P110">sigma= 1.49044697068 ,Standardfehler= 0.088575002521</text:p>
      <text:p text:style-name="P111">Er= 13.4115405606 ,Standardfehler= 0.0691187662082</text:p>
      <text:p text:style-name="P112"><text:s/></text:p>
      <text:p text:style-name="P113">Tabelle:</text:p>
      <text:p text:style-name="P114"><text:s/></text:p>
      <text:p text:style-name="P115">Elt. <text:s/>| <text:s text:c="3"/>Z <text:s text:c="2"/>| <text:s text:c="4"/>Eb <text:s text:c="3"/>| <text:s text:c="4"/>dEb <text:s text:c="2"/>| <text:s text:c="4"/>sqrt(Eb) <text:s text:c="2"/>| <text:s/>d sqrt(Eb)</text:p>
      <text:p text:style-name="P116">---------------------------------------------------------------------</text:p>
      <text:p text:style-name="P117">Fe <text:s text:c="3"/>| <text:s text:c="3"/>26 <text:s/>| <text:s text:c="4"/>7070 <text:s/>| <text:s text:c="5"/>190 <text:s/>| <text:s text:c="4"/>84.083292 <text:s/>| <text:s text:c="3"/>1.129832</text:p>
      <text:p text:style-name="P118">Mo <text:s text:c="3"/>| <text:s text:c="3"/>42 <text:s/>| <text:s text:c="3"/>19570 <text:s/>| <text:s text:c="5"/>190 <text:s/>| <text:s text:c="3"/>139.892816 <text:s/>| <text:s text:c="3"/>0.679091</text:p>
      <text:p text:style-name="P119">Ti <text:s text:c="3"/>| <text:s text:c="3"/>22 <text:s/>| <text:s text:c="4"/>5040 <text:s/>| <text:s text:c="5"/>100 <text:s/>| <text:s text:c="4"/>70.992957 <text:s/>| <text:s text:c="3"/>0.704295</text:p>
      <text:p text:style-name="P120">Zr <text:s text:c="3"/>| <text:s text:c="3"/>40 <text:s/>| <text:s text:c="3"/>17730 <text:s/>| <text:s text:c="5"/>190 <text:s/>| <text:s text:c="3"/>133.154046 <text:s/>| <text:s text:c="3"/>0.713459</text:p>
      <text:p text:style-name="P121">Zn <text:s text:c="3"/>| <text:s text:c="3"/>30 <text:s/>| <text:s text:c="4"/>9690 <text:s/>| <text:s text:c="5"/>210 <text:s/>| <text:s text:c="4"/>98.437798 <text:s/>| <text:s text:c="3"/>1.066663</text:p>
      <text:p text:style-name="P122">Ag <text:s text:c="3"/>| <text:s text:c="3"/>47 <text:s/>| <text:s text:c="3"/>24650 <text:s/>| <text:s text:c="5"/>250 <text:s/>| <text:s text:c="3"/>157.003185 <text:s/>| <text:s text:c="3"/>0.796162</text:p>
      <text:p text:style-name="P123">Cu <text:s text:c="3"/>| <text:s text:c="3"/>29 <text:s/>| <text:s text:c="4"/>9010 <text:s/>| <text:s text:c="5"/>220 <text:s/>| <text:s text:c="4"/>94.921020 <text:s/>| <text:s text:c="3"/>1.158858</text:p>
      <text:p text:style-name="P124">Ni <text:s text:c="3"/>| <text:s text:c="3"/>28 <text:s/>| <text:s text:c="4"/>8350 <text:s/>| <text:s text:c="5"/>210 <text:s/>| <text:s text:c="4"/>91.378334 <text:s/>| <text:s text:c="3"/>1.149069</text:p>
      <text:p text:style-name="P125"/>
      <text:p text:style-name="P126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o" style:display-name="o" style:family="text" style:parent-style-name="Absatz-Standardschriftart"/>
    <style:style style:name="k" style:display-name="k" style:family="text" style:parent-style-name="Absatz-Standardschriftart"/>
    <style:style style:name="kn" style:display-name="kn" style:family="text" style:parent-style-name="Absatz-Standardschriftart"/>
    <style:style style:name="nn" style:display-name="nn" style:family="text" style:parent-style-name="Absatz-Standardschriftart"/>
    <style:style style:name="c1" style:display-name="c1" style:family="text" style:parent-style-name="Absatz-Standardschriftart"/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mi" style:display-name="mi" style:family="text" style:parent-style-name="Absatz-Standardschriftart"/>
    <style:style style:name="s1" style:display-name="s1" style:family="text" style:parent-style-name="Absatz-Standardschriftart"/>
    <style:style style:name="nf" style:display-name="nf" style:family="text" style:parent-style-name="Absatz-Standardschriftart"/>
    <style:style style:name="mf" style:display-name="mf" style:family="text" style:parent-style-name="Absatz-Standardschriftart"/>
    <style:style style:name="se" style:display-name="se" style:family="text" style:parent-style-name="Absatz-Standardschriftart"/>
    <style:style style:name="si" style:display-name="si" style:family="text" style:parent-style-name="Absatz-Standardschriftart"/>
    <style:style style:name="nb" style:display-name="nb" style:family="text" style:parent-style-name="Absatz-Standardschriftart"/>
    <style:style style:name="s2" style:display-name="s2" style:family="text" style:parent-style-name="Absatz-Standardschriftart"/>
    <style:style style:name="ow" style:display-name="ow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meier</meta:initial-creator>
    <dc:creator>peter meier</dc:creator>
    <meta:creation-date>2017-05-22T14:02:00Z</meta:creation-date>
    <dc:date>2017-05-22T14:02:00Z</dc:date>
    <meta:template xlink:href="Normal.dotm" xlink:type="simple"/>
    <meta:editing-cycles>1</meta:editing-cycles>
    <meta:editing-duration>PT0S</meta:editing-duration>
    <meta:document-statistic meta:page-count="3" meta:paragraph-count="12" meta:word-count="883" meta:character-count="6435" meta:row-count="46" meta:non-whitespace-character-count="5564"/>
  </office:meta>
</office:document-meta>
</file>